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a05" officeooo:paragraph-rsid="000a6a05"/>
    </style:style>
    <style:style style:name="P2" style:family="paragraph" style:parent-style-name="Standard">
      <style:text-properties officeooo:rsid="000c1104" officeooo:paragraph-rsid="000c1104"/>
    </style:style>
    <style:style style:name="P3" style:family="paragraph" style:parent-style-name="Standard">
      <style:paragraph-properties>
        <style:tab-stops>
          <style:tab-stop style:position="1.7346in"/>
        </style:tab-stops>
      </style:paragraph-properties>
      <style:text-properties officeooo:rsid="000c1104" officeooo:paragraph-rsid="000c1104"/>
    </style:style>
    <style:style style:name="P4" style:family="paragraph" style:parent-style-name="Standard">
      <style:text-properties officeooo:paragraph-rsid="000c1104"/>
    </style:style>
    <style:style style:name="P5" style:family="paragraph" style:parent-style-name="Standard">
      <style:text-properties officeooo:paragraph-rsid="000f4711"/>
    </style:style>
    <style:style style:name="P6" style:family="paragraph" style:parent-style-name="Standard">
      <style:text-properties officeooo:rsid="000fda17" officeooo:paragraph-rsid="000fda17"/>
    </style:style>
    <style:style style:name="P7" style:family="paragraph" style:parent-style-name="Standard">
      <style:text-properties officeooo:rsid="00101090" officeooo:paragraph-rsid="00101090"/>
    </style:style>
    <style:style style:name="P8" style:family="paragraph" style:parent-style-name="Standard">
      <style:paragraph-properties fo:break-before="page"/>
      <style:text-properties officeooo:rsid="0011556c" officeooo:paragraph-rsid="0011556c"/>
    </style:style>
    <style:style style:name="P9" style:family="paragraph" style:parent-style-name="Standard">
      <style:text-properties officeooo:rsid="0011556c" officeooo:paragraph-rsid="0011556c"/>
    </style:style>
    <style:style style:name="P10" style:family="paragraph" style:parent-style-name="Standard">
      <style:text-properties officeooo:rsid="00130103" officeooo:paragraph-rsid="00130103"/>
    </style:style>
    <style:style style:name="P11" style:family="paragraph" style:parent-style-name="Standard">
      <style:text-properties officeooo:rsid="00130103" officeooo:paragraph-rsid="00130103"/>
    </style:style>
    <style:style style:name="P12" style:family="paragraph" style:parent-style-name="Standard">
      <style:paragraph-properties fo:break-before="page"/>
      <style:text-properties officeooo:rsid="0013ec7f" officeooo:paragraph-rsid="0013ec7f"/>
    </style:style>
    <style:style style:name="P13" style:family="paragraph" style:parent-style-name="Standard">
      <style:text-properties officeooo:rsid="0013ec7f" officeooo:paragraph-rsid="0013ec7f"/>
    </style:style>
    <style:style style:name="P14" style:family="paragraph" style:parent-style-name="Standard">
      <style:text-properties officeooo:rsid="0018cf3e" officeooo:paragraph-rsid="0018cf3e"/>
    </style:style>
    <style:style style:name="P15" style:family="paragraph" style:parent-style-name="Standard">
      <style:text-properties officeooo:rsid="00220310" officeooo:paragraph-rsid="00220310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20310" officeooo:paragraph-rsid="00220310" style:font-weight-asian="bold" style:font-weight-complex="bold"/>
    </style:style>
    <style:style style:name="P17" style:family="paragraph" style:parent-style-name="Standard">
      <style:text-properties officeooo:rsid="002318f0" officeooo:paragraph-rsid="002318f0"/>
    </style:style>
    <style:style style:name="T1" style:family="text">
      <style:text-properties officeooo:rsid="000f4711"/>
    </style:style>
    <style:style style:name="T2" style:family="text">
      <style:text-properties officeooo:rsid="0011556c"/>
    </style:style>
    <style:style style:name="T3" style:family="text">
      <style:text-properties officeooo:rsid="00130103"/>
    </style:style>
    <style:style style:name="T4" style:family="text">
      <style:text-properties officeooo:rsid="0015da37"/>
    </style:style>
    <style:style style:name="T5" style:family="text">
      <style:text-properties officeooo:rsid="0018cf3e"/>
    </style:style>
    <style:style style:name="T6" style:family="text">
      <style:text-properties officeooo:rsid="001bfe09"/>
    </style:style>
    <style:style style:name="T7" style:family="text">
      <style:text-properties officeooo:rsid="00214cb7"/>
    </style:style>
    <style:style style:name="T8" style:family="text">
      <style:text-properties officeooo:rsid="002203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olas FILHOL</text:p>
      <text:p text:style-name="P1"><text:a xlink:type="simple" xlink:href="mailto:n.filhol@orange.fr" text:style-name="Internet_20_link" text:visited-style-name="Visited_20_Internet_20_Link">n.filhol@orange.fr</text:a></text:p>
      <text:p text:style-name="P1">Responsable PPP2 M. ROMBI</text:p>
      <text:p text:style-name="P1"><text:a xlink:type="simple" xlink:href="mailto:responsablePPP2@univ-lyon1.fr" text:style-name="Internet_20_link" text:visited-style-name="Visited_20_Internet_20_Link">responsablePPP2@univ-lyon1.fr</text:a></text:p>
      <text:p text:style-name="P1"/>
      <text:p text:style-name="P1"/>
      <text:p text:style-name="P1"/>
      <text:p text:style-name="P2">LES REPRESENTATIONS</text:p>
      <text:p text:style-name="P2"><text:s/>CYBERSEC</text:p>
      <text:p text:style-name="P2">mon métier il peut être caractérisé</text:p>
      <text:p text:style-name="P3"/>
      <text:p text:style-name="P4"><text:a xlink:type="simple" xlink:href="https://fr.wikipedia.org/wiki/Cybersécurité" text:style-name="Internet_20_link" text:visited-style-name="Visited_20_Internet_20_Link"><text:span text:style-name="T1">Wiki</text:span></text:a></text:p>
      <text:p text:style-name="P4"><text:a xlink:type="simple" xlink:href="https://www.onisep.fr/decouvrir-les-metiers/des-metiers-par-secteur/informatique-et-reseaux/Les-metiers-de-la-cybersecurite" text:style-name="Internet_20_link" text:visited-style-name="Visited_20_Internet_20_Link"><text:span text:style-name="T1">Onisep</text:span></text:a></text:p>
      <text:p text:style-name="P5"><text:a xlink:type="simple" xlink:href="https://www.lyon-metropole.cci.fr/evenement/conference-securite-surete-et-cybersecurite" text:style-name="Internet_20_link" text:visited-style-name="Visited_20_Internet_20_Link"><text:span text:style-name="T1">Conf 3 Mars</text:span></text:a></text:p>
      <text:p text:style-name="P5"/>
      <text:p text:style-name="P6">Trouver un interview :</text:p>
      <text:p text:style-name="P6">- Trouver un gars à interviewer</text:p>
      <text:p text:style-name="P6">- Faire les questions</text:p>
      <text:p text:style-name="P6">- Rentrer en contact avec la personne</text:p>
      <text:p text:style-name="P6">- Faire l’interview</text:p>
      <text:p text:style-name="P6">- Faire le compte rendu</text:p>
      <text:p text:style-name="P6"/>
      <text:p text:style-name="P7">Timeline bullshit en annexe du dossier</text:p>
      <text:p text:style-name="P7"/>
      <text:p text:style-name="P7"/>
      <text:p text:style-name="P8">Tel :</text:p>
      <text:p text:style-name="P9"/>
      <text:p text:style-name="P9">Bonjour, je suis un étudiant en première année en prépa à Polytech Lyon <text:span text:style-name="T3">et pour mon projet professionnel j’aimerais avoir plus d’informations sur votre métier. J’aimerais</text:span> savoir si il était possible de vous rencontrer pour faire une interview de 30 <text:span text:style-name="T3">à </text:span>45mn sur votre métier.</text:p>
      <text:p text:style-name="P9"/>
      <text:p text:style-name="P9"/>
      <text:p text:style-name="P9"/>
      <text:p text:style-name="P10">Madame, Monsieur</text:p>
      <text:p text:style-name="P10"/>
      <text:p text:style-name="P10">Je suis actuellement étudiant en première année à Polytech Lyon.</text:p>
      <text:p text:style-name="P10">J’aimerais savoir s’il était possible de vous rencontrer <text:span text:style-name="T2">pour faire une interview de 30-45mn sur votre métier.</text:span></text:p>
      <text:p text:style-name="P10">Je m’intéresse beaucoup à la cybersécurité et je pense que votre expérience pourrait enrichir mes connaissances.</text:p>
      <text:p text:style-name="P10"/>
      <text:p text:style-name="P10">Merci d’avance,</text:p>
      <text:p text:style-name="P10"/>
      <text:p text:style-name="P12">Questions :</text:p>
      <text:p text:style-name="P13">- Comment définiriez vous la cybersécurité ?</text:p>
      <text:p text:style-name="P13">- Journée type <text:span text:style-name="T6">(activités quotidiennes / occasionnelles)</text:span></text:p>
      <text:p text:style-name="P13">- En quoi consiste votre métier précisement ?</text:p>
      <text:p text:style-name="P13">- Quels sont les avantages et les inconvénients du métier ?</text:p>
      <text:p text:style-name="P13">- Salaire mdr</text:p>
      <text:p text:style-name="P13">- Avez-vous un réseau important ?</text:p>
      <text:p text:style-name="P13">- Privé. ou public ?</text:p>
      <text:p text:style-name="P13">- Red Team / Blue Team</text:p>
      <text:p text:style-name="P13">- Evolutions posssibles</text:p>
      <text:p text:style-name="P13">- <text:span text:style-name="T4">Ce qu’il faut pour réussir</text:span></text:p>
      <text:p text:style-name="P13">- <text:span text:style-name="T5">Valorisation</text:span></text:p>
      <text:p text:style-name="P14">- Différence attentes vs réalité</text:p>
      <text:p text:style-name="P14">- <text:span text:style-name="T6">Nom de la structure</text:span></text:p>
      <text:p text:style-name="P14">- <text:span text:style-name="T6">Intitulé du métier</text:span></text:p>
      <text:p text:style-name="P14">- <text:span text:style-name="T6">Nombre de salariés</text:span></text:p>
      <text:p text:style-name="P14">- <text:span text:style-name="T6">Missions principales</text:span></text:p>
      <text:p text:style-name="P14">- <text:span text:style-name="T6">Niveau de responsabilité / hiérarchie</text:span></text:p>
      <text:p text:style-name="P14">- <text:span text:style-name="T6">Evolutions récentes du métier ou à venir</text:span></text:p>
      <text:p text:style-name="P14">- <text:span text:style-name="T6">Machines et matériel utilisé</text:span></text:p>
      <text:p text:style-name="P14">- <text:span text:style-name="T6">Conditions et environnement</text:span></text:p>
      <text:p text:style-name="P14">- <text:span text:style-name="T6">Statut professionnel</text:span></text:p>
      <text:p text:style-name="P14">- <text:span text:style-name="T6">Mobilité</text:span></text:p>
      <text:p text:style-name="P14">- <text:span text:style-name="T6">Lien avec les autres</text:span></text:p>
      <text:p text:style-name="P14">- <text:span text:style-name="T6">Travail en équipe</text:span></text:p>
      <text:p text:style-name="P14">- <text:span text:style-name="T6">Possibilités de formations</text:span></text:p>
      <text:p text:style-name="P14">- <text:span text:style-name="T7">Qu’est ce qui a motivé votre choix, quel est votre parcours / formation</text:span></text:p>
      <text:p text:style-name="P14">- <text:span text:style-name="T7">Quelles sont la / les formations pour accéder à votre métier, sont-elles obligatoires ?</text:span></text:p>
      <text:p text:style-name="P14">- <text:span text:style-name="T7">Quels conseils donneriez-vous à un étudiant qui veut ce diriger dans ce domaine</text:span></text:p>
      <text:p text:style-name="P14"/>
      <text:p text:style-name="P14"/>
      <text:p text:style-name="P14"/>
      <text:p text:style-name="P14">- <text:span text:style-name="T7">Est ce que t’as un frérot qu’on peut contacter aussi pour le 2e interview mdr</text:span></text:p>
      <text:p text:style-name="P14"/>
      <text:p text:style-name="P14"/>
      <text:p text:style-name="P16">Ordre questions :</text:p>
      <text:p text:style-name="P15">D’abord questions généralistes puis de plus en plus personnel</text:p>
      <text:p text:style-name="P15">Et on classe les questions personnel / techniques / etc</text:p>
      <text:p text:style-name="P17">prévoir bcp de ques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5:49:26.459491593</meta:creation-date>
    <dc:date>2023-02-22T17:12:15.465727892</dc:date>
    <meta:editing-duration>PT2H23M11S</meta:editing-duration>
    <meta:editing-cycles>18</meta:editing-cycles>
    <meta:generator>LibreOffice/7.5.0.3$Linux_X86_64 LibreOffice_project/50$Build-3</meta:generator>
    <meta:document-statistic meta:table-count="0" meta:image-count="0" meta:object-count="0" meta:page-count="3" meta:paragraph-count="58" meta:word-count="364" meta:character-count="2159" meta:non-whitespace-character-count="1852"/>
  </office:meta>
</office:document-meta>
</file>